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BridgeContext.AFPBridgeContext( UserAgent userAgent , DocumentLoader documentLoader , FontInfo fontInfo , ImageManager imageManager , ImageSessionContext imageSessionContext , AffineTransform linkTransform , AFPGraphics2D g2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PBridgeContext.AFPBridgeContext( UserAgent userAgent , FontInfo fontInfo , ImageManager imageManager , ImageSessionContext imageSessionContext , AffineTransform linkTransform , AFPGraphics2D g2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PBridgeContext.registerSVGBrid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FPBridgeContext.createBridg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